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096" calcext:value-type="float">
            <text:p>64.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896" calcext:value-type="float">
            <text:p>64.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201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201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201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201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200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200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200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200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200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200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200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200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200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200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199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199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199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199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199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199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199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199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199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1989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4936" calcext:value-type="float">
            <text:p>51.6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198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198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198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198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198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0304" calcext:value-type="float">
            <text:p>51.2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198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3872" calcext:value-type="float">
            <text:p>51.5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198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6608" calcext:value-type="float">
            <text:p>51.3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198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1744" calcext:value-type="float">
            <text:p>51.2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198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197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6544" calcext:value-type="float">
            <text:p>51.5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197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197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197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197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0608" calcext:value-type="float">
            <text:p>49.0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197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7208" calcext:value-type="float">
            <text:p>48.5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197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0904" calcext:value-type="float">
            <text:p>48.3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197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22" calcext:value-type="float">
            <text:p>48.0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197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196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NHP-WY-050</text:p>
          </table:table-cell>
          <table:table-cell office:value-type="string" calcext:value-type="string">
            <text:p>196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